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position="0% 100%"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1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12.5 MHz sysclk, 115,200 baud, use 112,500,000 / 115,200 = 976 (0x3d0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Read</text:p>
      <text:p text:style-name="Standard"><text:tab/><text:tab/>Bit 0 – ROM overlay.</text:p>
      <text:p text:style-name="Standard"><text:tab/><text:tab/>Bits 15 downto 6 – switch status. <text:s/>(DE1 only?)</text:p>
      <text:p text:style-name="Standard"><text:tab/>Write</text:p>
      <text:p text:style-name="Standard"><text:tab/><text:tab/>Bit 0 - 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tab/>KEYBOARD / MOUSE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Standard"><text:span text:style-name="T1">Interrupts: Int 4 – data sent / received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4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8-28T11:57:31</dc:date>
    <meta:editing-duration>PT51M33S</meta:editing-duration>
    <meta:editing-cycles>23</meta:editing-cycles>
    <meta:generator>LibreOffice/3.5$Linux_X86_64 LibreOffice_project/350m1$Build-2</meta:generator>
    <meta:document-statistic meta:table-count="0" meta:image-count="0" meta:object-count="0" meta:page-count="4" meta:paragraph-count="115" meta:word-count="878" meta:character-count="4700" meta:non-whitespace-character-count="3799"/>
  </office:meta>
</office:document-meta>
</file>